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P2" style:family="paragraph" style:parent-style-name="Footer">
      <style:paragraph-properties fo:text-align="center" style:justify-single-word="false"/>
      <style:text-properties officeooo:paragraph-rsid="02030ff5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officeooo:rsid="0273c13e" officeooo:paragraph-rsid="0273c13e"/>
    </style:style>
    <style:style style:name="P5" style:family="paragraph" style:parent-style-name="Standard">
      <style:text-properties officeooo:rsid="02751ba1" officeooo:paragraph-rsid="027638a2"/>
    </style:style>
    <style:style style:name="P6" style:family="paragraph" style:parent-style-name="Standard">
      <style:text-properties officeooo:paragraph-rsid="027638a2"/>
    </style:style>
    <style:style style:name="P7" style:family="paragraph" style:parent-style-name="Standard">
      <style:text-properties officeooo:rsid="02793fbd" officeooo:paragraph-rsid="02793fbd"/>
    </style:style>
    <style:style style:name="P8" style:family="paragraph" style:parent-style-name="Standard">
      <style:text-properties officeooo:rsid="02ab62fd" officeooo:paragraph-rsid="02793fbd"/>
    </style:style>
    <style:style style:name="P9" style:family="paragraph" style:parent-style-name="Standard">
      <style:text-properties officeooo:rsid="02ab62fd" officeooo:paragraph-rsid="02ab62fd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289aaf8" officeooo:paragraph-rsid="028ad3a4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28eea45" officeooo:paragraph-rsid="028eea45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292a794" officeooo:paragraph-rsid="0292a794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29357e7" officeooo:paragraph-rsid="029357e7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29357e7" officeooo:paragraph-rsid="029a41d7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29357e7" officeooo:paragraph-rsid="02b19809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2943764" officeooo:paragraph-rsid="02943764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295dd5b" officeooo:paragraph-rsid="0295dd5b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29a41d7" officeooo:paragraph-rsid="029a41d7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29fbe68" officeooo:paragraph-rsid="029fbe68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2a27cc4" officeooo:paragraph-rsid="02a31200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2a68f27" officeooo:paragraph-rsid="02a68f27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2ad73a3" officeooo:paragraph-rsid="02ad73a3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ad73a3" officeooo:paragraph-rsid="02b19809"/>
    </style:style>
    <style:style style:name="P24" style:family="paragraph" style:parent-style-name="Standard" style:list-style-name="L4">
      <style:paragraph-properties fo:text-align="start" style:justify-single-word="false" style:writing-mode="lr-tb"/>
      <style:text-properties fo:font-size="8pt" fo:font-weight="normal" officeooo:rsid="018a738a" officeooo:paragraph-rsid="018a738a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officeooo:rsid="02725994" officeooo:paragraph-rsid="0273352e"/>
    </style:style>
    <style:style style:name="P26" style:family="paragraph" style:parent-style-name="Standard">
      <style:paragraph-properties fo:text-align="start" style:justify-single-word="false" style:writing-mode="lr-tb"/>
      <style:text-properties officeooo:rsid="02751ba1" officeooo:paragraph-rsid="027638a2"/>
    </style:style>
    <style:style style:name="P27" style:family="paragraph" style:parent-style-name="Standard">
      <style:paragraph-properties fo:text-align="start" style:justify-single-word="false" style:writing-mode="lr-tb"/>
      <style:text-properties officeooo:paragraph-rsid="02a5b4da"/>
    </style:style>
    <style:style style:name="P28" style:family="paragraph" style:parent-style-name="Standard">
      <style:paragraph-properties fo:text-align="start" style:justify-single-word="false" style:writing-mode="lr-tb"/>
      <style:text-properties officeooo:rsid="0287f3ed" officeooo:paragraph-rsid="0287f3ed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2a95e65" fo:background-color="transparent" style:font-size-asian="10pt" style:font-size-complex="10pt"/>
    </style:style>
    <style:style style:name="P30" style:family="paragraph" style:parent-style-name="Standard">
      <style:paragraph-properties fo:text-align="start" style:justify-single-word="false" style:writing-mode="lr-tb"/>
      <style:text-properties officeooo:rsid="0292a794" officeooo:paragraph-rsid="0292a794"/>
    </style:style>
    <style:style style:name="P31" style:family="paragraph" style:parent-style-name="Standard">
      <style:paragraph-properties fo:text-align="start" style:justify-single-word="false" style:writing-mode="lr-tb"/>
      <style:text-properties officeooo:rsid="028eea45" officeooo:paragraph-rsid="028eea45" fo:background-color="transparent"/>
    </style:style>
    <style:style style:name="P32" style:family="paragraph" style:parent-style-name="Standard">
      <style:paragraph-properties fo:text-align="start" style:justify-single-word="false" style:writing-mode="lr-tb"/>
      <style:text-properties officeooo:rsid="029f07b2" officeooo:paragraph-rsid="029f07b2" fo:background-color="transparent"/>
    </style:style>
    <style:style style:name="P33" style:family="paragraph" style:parent-style-name="Standard">
      <style:paragraph-properties fo:text-align="start" style:justify-single-word="false" style:writing-mode="lr-tb"/>
      <style:text-properties officeooo:rsid="02a68f27" officeooo:paragraph-rsid="02a68f27" fo:background-color="transparent"/>
    </style:style>
    <style:style style:name="P34" style:family="paragraph" style:parent-style-name="Standard">
      <style:paragraph-properties fo:text-align="start" style:justify-single-word="false" style:writing-mode="lr-tb"/>
      <style:text-properties officeooo:rsid="02943764" officeooo:paragraph-rsid="02943764"/>
    </style:style>
    <style:style style:name="P35" style:family="paragraph" style:parent-style-name="Standard">
      <style:paragraph-properties fo:text-align="start" style:justify-single-word="false" style:writing-mode="lr-tb"/>
      <style:text-properties officeooo:rsid="029f07b2" officeooo:paragraph-rsid="029f07b2"/>
    </style:style>
    <style:style style:name="P36" style:family="paragraph" style:parent-style-name="Standard">
      <style:paragraph-properties fo:text-align="start" style:justify-single-word="false" style:writing-mode="lr-tb"/>
      <style:text-properties officeooo:rsid="02a68f27" officeooo:paragraph-rsid="02a68f27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3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a882d1" officeooo:paragraph-rsid="02a882d1"/>
    </style:style>
    <style:style style:name="P39" style:family="paragraph" style:parent-style-name="Text_20_body">
      <style:text-properties officeooo:rsid="025e2e6c" officeooo:paragraph-rsid="025e2e6c"/>
    </style:style>
    <style:style style:name="P40" style:family="paragraph" style:parent-style-name="Text_20_body" style:list-style-name="L6">
      <style:text-properties officeooo:rsid="025e2e6c" officeooo:paragraph-rsid="025e2e6c"/>
    </style:style>
    <style:style style:name="P41" style:family="paragraph" style:parent-style-name="Text_20_body">
      <style:text-properties officeooo:rsid="02673f28" officeooo:paragraph-rsid="02673f28"/>
    </style:style>
    <style:style style:name="P42" style:family="paragraph" style:parent-style-name="Text_20_body" style:list-style-name="L6">
      <style:text-properties officeooo:rsid="0268b339" officeooo:paragraph-rsid="0268b339"/>
    </style:style>
    <style:style style:name="P43" style:family="paragraph" style:parent-style-name="Text_20_body" style:list-style-name="L6">
      <style:text-properties officeooo:rsid="026a44a8" officeooo:paragraph-rsid="026a44a8"/>
    </style:style>
    <style:style style:name="P44" style:family="paragraph" style:parent-style-name="Text_20_body">
      <style:text-properties officeooo:rsid="026bdc43" officeooo:paragraph-rsid="026bdc43"/>
    </style:style>
    <style:style style:name="P45" style:family="paragraph" style:parent-style-name="Text_20_body" style:list-style-name="L7">
      <style:text-properties officeooo:rsid="026bdc43" officeooo:paragraph-rsid="026bdc43"/>
    </style:style>
    <style:style style:name="P46" style:family="paragraph" style:parent-style-name="Text_20_body">
      <style:text-properties officeooo:rsid="026d7e34" officeooo:paragraph-rsid="026d7e34"/>
    </style:style>
    <style:style style:name="P47" style:family="paragraph" style:parent-style-name="Text_20_body">
      <style:text-properties officeooo:rsid="02725994" officeooo:paragraph-rsid="0273352e"/>
    </style:style>
    <style:style style:name="P48" style:family="paragraph" style:parent-style-name="Text_20_body">
      <style:text-properties officeooo:rsid="0287f3ed" officeooo:paragraph-rsid="028dad1c"/>
    </style:style>
    <style:style style:name="P49" style:family="paragraph" style:parent-style-name="Text_20_body" style:list-style-name="L8">
      <style:text-properties officeooo:paragraph-rsid="0298b279"/>
    </style:style>
    <style:style style:name="P50" style:family="paragraph" style:parent-style-name="Text_20_body">
      <style:text-properties officeooo:rsid="029f07b2" officeooo:paragraph-rsid="02a1b254"/>
    </style:style>
    <style:style style:name="P51" style:family="paragraph" style:parent-style-name="Text_20_body">
      <style:text-properties officeooo:paragraph-rsid="02a5b4da"/>
    </style:style>
    <style:style style:name="P52" style:family="paragraph" style:parent-style-name="Text_20_body" style:list-style-name="L4">
      <style:paragraph-properties fo:text-align="start" style:justify-single-word="false" style:writing-mode="lr-tb"/>
      <style:text-properties officeooo:rsid="019e7837" officeooo:paragraph-rsid="0296571f"/>
    </style:style>
    <style:style style:name="P53" style:family="paragraph" style:parent-style-name="Text_20_body" style:list-style-name="L4">
      <style:paragraph-properties fo:text-align="start" style:justify-single-word="false" style:writing-mode="lr-tb"/>
      <style:text-properties officeooo:rsid="0295e11f" officeooo:paragraph-rsid="0295e11f"/>
    </style:style>
    <style:style style:name="P54" style:family="paragraph" style:parent-style-name="Heading_20_1">
      <style:text-properties officeooo:rsid="025e2e6c" officeooo:paragraph-rsid="025e2e6c"/>
    </style:style>
    <style:style style:name="P55" style:family="paragraph" style:parent-style-name="Heading_20_2">
      <style:paragraph-properties fo:text-align="end" style:justify-single-word="false" style:writing-mode="rl-tb"/>
      <style:text-properties officeooo:rsid="0273352e" officeooo:paragraph-rsid="0273c13e"/>
    </style:style>
    <style:style style:name="P56" style:family="paragraph" style:parent-style-name="Heading_20_2">
      <style:paragraph-properties fo:text-align="end" style:justify-single-word="false" style:writing-mode="rl-tb"/>
      <style:text-properties officeooo:rsid="027d3d85" officeooo:paragraph-rsid="029b8563"/>
    </style:style>
    <style:style style:name="P57" style:family="paragraph" style:parent-style-name="Heading_20_2">
      <style:paragraph-properties fo:text-align="end" style:justify-single-word="false" style:writing-mode="rl-tb"/>
      <style:text-properties officeooo:rsid="027d3d85" officeooo:paragraph-rsid="02a3d6ea"/>
    </style:style>
    <style:style style:name="P58" style:family="paragraph" style:parent-style-name="Heading_20_2">
      <style:text-properties officeooo:rsid="027d3d85" officeooo:paragraph-rsid="027d3d85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67eb89" style:font-weight-asian="bold" style:font-weight-complex="bold"/>
    </style:style>
    <style:style style:name="T4" style:family="text">
      <style:text-properties fo:font-weight="bold" officeooo:rsid="027638a2" style:font-weight-asian="bold" style:font-weight-complex="bold"/>
    </style:style>
    <style:style style:name="T5" style:family="text">
      <style:text-properties fo:font-weight="bold" officeooo:rsid="02793fbd" style:font-weight-asian="bold" style:font-weight-complex="bold"/>
    </style:style>
    <style:style style:name="T6" style:family="text">
      <style:text-properties fo:font-weight="bold" officeooo:rsid="02a455c6" style:font-weight-asian="bold" style:font-weight-complex="bold"/>
    </style:style>
    <style:style style:name="T7" style:family="text">
      <style:text-properties fo:font-weight="bold" officeooo:rsid="02ad73a3" style:font-weight-asian="bold" style:font-weight-complex="bold"/>
    </style:style>
    <style:style style:name="T8" style:family="text">
      <style:text-properties officeooo:rsid="0205a73b"/>
    </style:style>
    <style:style style:name="T9" style:family="text">
      <style:text-properties officeooo:rsid="0267eb89"/>
    </style:style>
    <style:style style:name="T10" style:family="text">
      <style:text-properties officeooo:rsid="0268b339"/>
    </style:style>
    <style:style style:name="T11" style:family="text">
      <style:text-properties officeooo:rsid="026cee56"/>
    </style:style>
    <style:style style:name="T12" style:family="text">
      <style:text-properties officeooo:rsid="026e29d1"/>
    </style:style>
    <style:style style:name="T13" style:family="text">
      <style:text-properties officeooo:rsid="026f9eb3"/>
    </style:style>
    <style:style style:name="T14" style:family="text">
      <style:text-properties officeooo:rsid="0273352e"/>
    </style:style>
    <style:style style:name="T15" style:family="text">
      <style:text-properties fo:color="#7f0055" style:font-name="Monospace" fo:font-size="12pt" style:font-size-asian="12pt"/>
    </style:style>
    <style:style style:name="T16" style:family="text">
      <style:text-properties fo:color="#7f0055" style:font-name="Monospace" fo:font-size="12pt" fo:font-weight="bold" style:font-size-asian="12pt" style:font-weight-asian="bold"/>
    </style:style>
    <style:style style:name="T17" style:family="text">
      <style:text-properties fo:color="#7f0055" style:font-name="Monospace" fo:font-size="12pt" fo:font-weight="bold" fo:background-color="transparent" loext:char-shading-value="0" style:font-size-asian="12pt" style:font-weight-asian="bold"/>
    </style:style>
    <style:style style:name="T18" style:family="text">
      <style:text-properties fo:color="#7f0055" style:font-name="Monospace" fo:font-size="12pt" fo:font-weight="bold" officeooo:rsid="02a68f27" fo:background-color="transparent" loext:char-shading-value="0" style:font-size-asian="12pt" style:font-weight-asian="bold"/>
    </style:style>
    <style:style style:name="T19" style:family="text">
      <style:text-properties fo:color="#3c3c3c" style:font-name="Monospace" fo:font-size="12pt" style:font-size-asian="12pt"/>
    </style:style>
    <style:style style:name="T20" style:family="text">
      <style:text-properties fo:color="#000000" style:font-name="Monospace" fo:font-size="12pt" style:font-size-asian="12pt"/>
    </style:style>
    <style:style style:name="T21" style:family="text">
      <style:text-properties fo:color="#000000" style:font-name="Monospace" fo:font-size="12pt" officeooo:rsid="028ad3a4" style:font-size-asian="12pt"/>
    </style:style>
    <style:style style:name="T22" style:family="text">
      <style:text-properties fo:color="#000000" style:font-name="Monospace" fo:font-size="12pt" officeooo:rsid="02943764" style:font-size-asian="12pt"/>
    </style:style>
    <style:style style:name="T23" style:family="text">
      <style:text-properties fo:color="#000000" style:font-name="Monospace" fo:font-size="12pt" officeooo:rsid="02a31200" style:font-size-asian="12pt"/>
    </style:style>
    <style:style style:name="T24" style:family="text">
      <style:text-properties fo:color="#000000" style:font-name="Monospace" fo:font-size="12pt" officeooo:rsid="02a95d63" style:font-size-asian="12pt"/>
    </style:style>
    <style:style style:name="T25" style:family="text">
      <style:text-properties fo:color="#000000" style:font-name="Monospace" officeooo:rsid="0273c13e"/>
    </style:style>
    <style:style style:name="T26" style:family="text">
      <style:text-properties fo:color="#000000" style:font-name="Monospace" fo:font-style="italic" officeooo:rsid="0273c13e" style:font-style-asian="italic"/>
    </style:style>
    <style:style style:name="T27" style:family="text">
      <style:text-properties fo:color="#2a00ff" style:font-name="Monospace" fo:font-size="12pt" style:font-size-asian="12pt"/>
    </style:style>
    <style:style style:name="T28" style:family="text">
      <style:text-properties fo:color="#2a00ff" style:font-name="Monospace" officeooo:rsid="0273c13e"/>
    </style:style>
    <style:style style:name="T29" style:family="text">
      <style:text-properties fo:color="#2a00ff" style:font-name="Monospace" officeooo:rsid="02751ba1"/>
    </style:style>
    <style:style style:name="T30" style:family="text">
      <style:text-properties officeooo:rsid="0273c13e"/>
    </style:style>
    <style:style style:name="T31" style:family="text">
      <style:text-properties officeooo:rsid="02751ba1"/>
    </style:style>
    <style:style style:name="T32" style:family="text">
      <style:text-properties fo:color="#6a3e3e" style:font-name="Monospace" fo:font-size="12pt" style:font-size-asian="12pt"/>
    </style:style>
    <style:style style:name="T33" style:family="text">
      <style:text-properties fo:color="#6a3e3e" style:font-name="Monospace" fo:font-size="12pt" officeooo:rsid="02943764" style:font-size-asian="12pt"/>
    </style:style>
    <style:style style:name="T34" style:family="text">
      <style:text-properties fo:color="#6a3e3e" style:font-name="Monospace" officeooo:rsid="028fdf70"/>
    </style:style>
    <style:style style:name="T35" style:family="text">
      <style:text-properties fo:color="#6a3e3e" style:font-name="Monospace" officeooo:rsid="0290f8fd"/>
    </style:style>
    <style:style style:name="T36" style:family="text">
      <style:text-properties officeooo:rsid="027638a2"/>
    </style:style>
    <style:style style:name="T37" style:family="text">
      <style:text-properties fo:color="#ff0000" style:font-name="Monospace" fo:font-size="12pt" style:font-size-asian="12pt"/>
    </style:style>
    <style:style style:name="T38" style:family="text">
      <style:text-properties fo:color="#f07746" style:font-name="Monospace" fo:font-size="12pt" style:text-underline-style="solid" style:text-underline-width="auto" style:text-underline-color="font-color" style:font-size-asian="12pt"/>
    </style:style>
    <style:style style:name="T39" style:family="text">
      <style:text-properties officeooo:rsid="027dab90"/>
    </style:style>
    <style:style style:name="T40" style:family="text">
      <style:text-properties officeooo:rsid="027e2ab3"/>
    </style:style>
    <style:style style:name="T41" style:family="text">
      <style:text-properties officeooo:rsid="02817c7a"/>
    </style:style>
    <style:style style:name="T42" style:family="text">
      <style:text-properties officeooo:rsid="02881f17"/>
    </style:style>
    <style:style style:name="T43" style:family="text">
      <style:text-properties fo:color="#4000c8" style:font-name="Monospace" fo:font-size="12pt" fo:font-weight="bold" style:font-size-asian="12pt" style:font-weight-asian="bold"/>
    </style:style>
    <style:style style:name="T44" style:family="text">
      <style:text-properties officeooo:rsid="028b88ba"/>
    </style:style>
    <style:style style:name="T45" style:family="text">
      <style:text-properties officeooo:rsid="028dad1c"/>
    </style:style>
    <style:style style:name="T46" style:family="text">
      <style:text-properties officeooo:rsid="0292a794"/>
    </style:style>
    <style:style style:name="T47" style:family="text">
      <style:text-properties officeooo:rsid="029357e7"/>
    </style:style>
    <style:style style:name="T48" style:family="text">
      <style:text-properties officeooo:rsid="0296571f"/>
    </style:style>
    <style:style style:name="T49" style:family="text">
      <style:text-properties officeooo:rsid="0297b899"/>
    </style:style>
    <style:style style:name="T50" style:family="text">
      <style:text-properties officeooo:rsid="029b8563"/>
    </style:style>
    <style:style style:name="T51" style:family="text">
      <style:text-properties fo:color="#0000ff" style:font-name="Monospace" fo:font-size="12pt" style:font-size-asian="12pt"/>
    </style:style>
    <style:style style:name="T52" style:family="text">
      <style:text-properties officeooo:rsid="029fbe68"/>
    </style:style>
    <style:style style:name="T53" style:family="text">
      <style:text-properties officeooo:rsid="02a3d6ea"/>
    </style:style>
    <style:style style:name="T54" style:family="text">
      <style:text-properties officeooo:rsid="02a45005"/>
    </style:style>
    <style:style style:name="T55" style:family="text">
      <style:text-properties officeooo:rsid="02a455c6"/>
    </style:style>
    <style:style style:name="T56" style:family="text">
      <style:text-properties style:use-window-font-color="true" style:font-name="Monospace" fo:font-size="12pt" fo:font-weight="bold" officeooo:rsid="02a68f27" fo:background-color="transparent" loext:char-shading-value="0" style:font-size-asian="12pt" style:font-weight-asian="bold"/>
    </style:style>
    <style:style style:name="T57" style:family="text">
      <style:text-properties fo:color="#000080" style:font-name="Monospace" fo:font-size="12pt" style:font-size-asian="12pt"/>
    </style:style>
    <style:style style:name="T58" style:family="text">
      <style:text-properties fo:color="#0000c0" style:font-name="Monospace" fo:font-size="12pt" fo:font-style="italic" fo:font-weight="bold" style:font-size-asian="12pt" style:font-style-asian="italic" style:font-weight-asian="bold"/>
    </style:style>
    <style:style style:name="T59" style:family="text">
      <style:text-properties officeooo:rsid="02a882d1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officeooo:rsid="02af344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<text:span text:style-name="T9">מאגרי </text:span>נתונים</text:h>
      <text:p text:style-name="P41">תוכנות גדולות צריכות לוודא שהמידע שלהן יהיה זמין לא רק כשהן רצות, אלא גם כשהן מפסיקות לרוץ ומתחילות מחדש. המושג נקרא data persistence - שמירה של נתונים מריצה אחת לריצה הבאה.</text:p>
      <text:p text:style-name="P41">אנחנו כבר מכירים מנגנון פשוט ל-persistence והוא - קבצים. למדנו איך לכתוב עצמים לקובץ בפורמטים שונים (json, xml, ObjectStream) ואיך לקרוא אותם בחזרה מהקובץ. <text:s text:c="2"/><text:span text:style-name="T9">קובץ הוא סוג פשוט של </text:span><text:span text:style-name="T3">מאגר-נתונים</text:span><text:span text:style-name="T9">; ישנם סוגים משוכללים יותר של מסדי-נתונים הנותנים לנו יתרונות נוספים, כגון:</text:span></text:p>
      <text:list xml:id="list8232700953714077898" text:style-name="L6">
        <text:list-item>
          <text:p text:style-name="P42">ריבוי חוטים - אפשר לקרוא/לכתוב ל<text:span text:style-name="T9">מאגר-הנתונים</text:span> מכמה חוטים שונים והוא יישאר תקין.</text:p>
        </text:list-item>
        <text:list-item>
          <text:p text:style-name="P40">יעילות - <text:span text:style-name="T10">במאגרי-נתונים ישנם מפתחות המאפשרים לגשת לחלקים מהמאגר במהירות.</text:span></text:p>
        </text:list-item>
        <text:list-item>
          <text:p text:style-name="P43">סדר - מאגר-נתונים אחד יכול לשמור מידע שהיינו צריכים לפזר בקבצים שונים.</text:p>
        </text:list-item>
      </text:list>
      <text:p text:style-name="P44"/>
      <text:p text:style-name="P44">ישנם <text:span text:style-name="T11">סוגים רבים של </text:span>מאגרי-נתונים<text:span text:style-name="T11">.</text:span> הם נחלקים <text:span text:style-name="T11">לשתי קבוצות עיקריות:</text:span></text:p>
      <text:list xml:id="list572241827733080718" text:style-name="L7">
        <text:list-item>
          <text:p text:style-name="P45">SQL - מאגרי-נתונים המבוססים על טבלאות עם שורות ועמודות, אפשר לקרוא/לכתוב בהם בעזרת שאילתות בשפה מקובלת ומוכרת בשם SQL.<text:span text:style-name="T11"> <text:s text:c="2"/>דוגמאות: MySQL, Oracle, MariaDB, SQLite.</text:span></text:p>
        </text:list-item>
        <text:list-item>
          <text:p text:style-name="P45">NoSQL - מאגרי-נתונים המבוססים על מפות (כמו HashMap בג'אבה), אפשר לקרוא/לכתוב בהם ע"י מפתחות פשוטים.<text:span text:style-name="T11"> <text:s/>דוגמאות: MongoDB, Redis.</text:span></text:p>
        </text:list-item>
      </text:list>
      <text:p text:style-name="P39"/>
      <text:p text:style-name="P46">אנחנו נלמד <text:span text:style-name="T12">שני מאגרי-נתונים</text:span>: <text:span text:style-name="T13">סקלייט (SQLite) ומייסקל (MySQL).</text:span> </text:p>
      <text:list xml:id="list5997313784415617488" text:style-name="L8">
        <text:list-item>
          <text:p text:style-name="P49"><text:span text:style-name="T13">סקלייט הוא פשוט, ונועד לשמירת נתונים של משתמש אחד על מחשב מקומי;</text:span></text:p>
        </text:list-item>
        <text:list-item>
          <text:p text:style-name="P49"><text:span text:style-name="T13">מייסקל הוא משוכלל יותר, ונועד לשמירת נתונים של משתמשים רבים על שרת משותף.</text:span></text:p>
        </text:list-item>
      </text:list>
      <text:p text:style-name="Heading_20_2">שלב א: התקנת<text:span text:style-name="T14"> רכיב-קישור בין ג'אבה </text:span>למאגר-<text:span text:style-name="T14">ה</text:span>נתונים</text:p>
      <text:p text:style-name="P47">השלב הראשון בעבודה עם מאגר-נתונים היא הורדת <text:span text:style-name="T14">רכיב המקשר </text:span>המאגר שבחרנו לבין ג'אבה. <text:span text:style-name="T41">רכיב-קישור בין ג'אבה לבין מאגר-נתונים נקרא JDBC. <text:s text:c="3"/></text:span>למשל, כדי לעבוד עם סקלייט צריך <text:span text:style-name="T14">לחפש "sqlite jdbc". אפשר להוריד jar ולחבר אותו לפרוייקט כמו שעשינו עד לפני שבועיים, או שאפשר להוסיף תלות בקובץ גריידל כפי שלמדנו לפני שבוע:</text:span></text:p>
      <text:p text:style-name="P25"><text:span text:style-name="T15">repositories</text:span><text:span text:style-name="T19"> { <text:s text:c="4"/></text:span><text:span text:style-name="T20">mavenCentral</text:span><text:span text:style-name="T19">() <text:s text:c="2"/>}</text:span></text:p>
      <text:p text:style-name="P37"><text:span text:style-name="T15">dependencies</text:span><text:span text:style-name="T19"> { <text:s text:c="4"/></text:span><text:span text:style-name="T20">compile</text:span><text:span text:style-name="T19"> </text:span><text:span text:style-name="T27">'org.xerial:sqlite-jdbc:+'</text:span><text:span text:style-name="T19"> <text:s text:c="2"/>}</text:span></text:p>
      <text:p text:style-name="P25"/>
      <text:p text:style-name="P55">שלב <text:span text:style-name="T30">ב</text:span>: <text:span text:style-name="T39">התחברות למאגר-נתונים</text:span></text:p>
      <text:p text:style-name="P4">השלב השני הוא ליצור חיבור (Connection) מתוך התוכנה שלנו <text:span text:style-name="T40">בג'אבה </text:span>למאגר-נתונים מסויים. <text:span text:style-name="T31">למשל, כדי להתחבר למאגר "company.db" של סקלייט נשתמש בפקודה הבאה:</text:span></text:p>
      <text:p text:style-name="P29"><text:span text:style-name="T25">Connection </text:span><text:span text:style-name="T34">c</text:span><text:span text:style-name="T35">onnection</text:span><text:span text:style-name="T25"> = DriverManager.</text:span><text:span text:style-name="T26">getConnection</text:span><text:span text:style-name="T25">(</text:span><text:span text:style-name="T28">"jdbc:sqlite:</text:span><text:span text:style-name="T29">company</text:span><text:span text:style-name="T28">.db"</text:span><text:span text:style-name="T25">)</text:span></text:p>
      <text:p text:style-name="P9"><text:span text:style-name="T60">במערכת סקלייט, כל מאגר-נתונים הוא בסה"כ קובץ על המחשב. הפעולה הנ"ל מחפשת את הקובץ company.db בתיקייה של הפרוייקט, ואם הוא לא נמצא שם, היא יוצרת אותו. </text:span></text:p>
      <text:p text:style-name="P9"><text:span text:style-name="T60"/></text:p>
      <text:p text:style-name="P5"><text:span text:style-name="T2">שימו לב</text:span><text:span text:style-name="T5"> 1</text:span>: <text:span text:style-name="T36">הקומפיילר של ג'אבה דורש מכם לייבא את הספרייה הכללית לטיפול ב-sql: <text:s/></text:span></text:p>
      <text:p text:style-name="P26"><text:span text:style-name="T16">import</text:span><text:span text:style-name="T20"> java.sql.*;</text:span></text:p>
      <text:p text:style-name="P6"><text:span text:style-name="T36">אבל הוא </text:span><text:span text:style-name="T4">לא דורש</text:span><text:span text:style-name="T36"> מכם לייבא שום ספריה ספציפית הקשורה לסקלייט. המשמעות היא, שאם שכחתם להתקין את סקלייט, לא תקבלו שגיאת קומפילציה אלא שגיאת ריצה כשתנסו להתחבר למאגר: "</text:span><text:span text:style-name="T37"> </text:span><text:span text:style-name="T38">java.sql.SQLException</text:span><text:span text:style-name="T37">: No suitable driver found for jdbc:sqlite:test.db</text:span><text:span text:style-name="T36">".</text:span></text:p>
      <text:p text:style-name="P5"/>
      <text:p text:style-name="P7"><text:span text:style-name="T2">שימו לב 2</text:span>: כדאי מאד לשים את פקודת החיבור למאגר בתוך בלוק של try, כדי שהחיבור ייסגר אוטומטית כשיוצאים מהבלוק. לפרטים ראו בדוגמאות הקוד.</text:p>
      <text:p text:style-name="P8"/>
      <text:p text:style-name="P58">שלב ג: הגדרת נתונים</text:p>
      <text:p text:style-name="P48">מאגר-נתונים מסוג SQL בנוי מ<text:span text:style-name="T2">טבלאות</text:span>. בכל טבלה יש <text:span text:style-name="T2">עמודות</text:span>. כדי לעבוד עם טבלאות צריך קודם-כל להגדיר אותן. <text:span text:style-name="T45">בשפת SQL ישנן פקודות להגדרת טבלאות; תת-השפה של SQL האחראית להגדרת טבלאות </text:span>נקראת "שפת הגדרת <text:span text:style-name="T45">נתונים</text:span>" - Data Definition Language. <text:span text:style-name="T42"><text:s/>למשל הפעולה הבאה בשפת SQL:</text:span></text:p>
      <text:p text:style-name="P28"><text:span text:style-name="T16">CREATE</text:span><text:span text:style-name="T19"> </text:span><text:span text:style-name="T16">TABLE</text:span><text:span text:style-name="T19"> </text:span><text:span text:style-name="T21">employees</text:span></text:p>
      <text:p text:style-name="P37"><text:span text:style-name="T20">(id</text:span><text:span text:style-name="T19"> <text:s text:c="7"/></text:span><text:span text:style-name="T43">INT</text:span><text:span text:style-name="T19"> </text:span><text:span text:style-name="T16">PRIMARY</text:span><text:span text:style-name="T19"> </text:span><text:span text:style-name="T16">KEY</text:span><text:span text:style-name="T19"> <text:s text:c="4"/></text:span><text:span text:style-name="T16">NOT</text:span><text:span text:style-name="T19"> </text:span><text:span text:style-name="T43">NULL</text:span><text:span text:style-name="T20">,</text:span></text:p>
      <text:p text:style-name="P37"><text:span text:style-name="T19"><text:s/></text:span><text:span text:style-name="T20">name</text:span><text:span text:style-name="T19"> <text:s text:c="5"/></text:span><text:span text:style-name="T20">TEXT</text:span><text:span text:style-name="T19"> <text:s text:c="3"/></text:span><text:span text:style-name="T16">NOT</text:span><text:span text:style-name="T19"> </text:span><text:span text:style-name="T43">NULL</text:span><text:span text:style-name="T20">,</text:span></text:p>
      <text:p text:style-name="P37"><text:span text:style-name="T19"><text:s/></text:span><text:span text:style-name="T20">age</text:span><text:span text:style-name="T19"> <text:s text:c="6"/></text:span><text:span text:style-name="T43">INT</text:span><text:span text:style-name="T19"> <text:s text:c="4"/></text:span><text:span text:style-name="T16">NOT</text:span><text:span text:style-name="T19"> </text:span><text:span text:style-name="T43">NULL</text:span><text:span text:style-name="T20">,</text:span></text:p>
      <text:p text:style-name="P37"><text:span text:style-name="T19"><text:s/></text:span><text:span text:style-name="T20">address</text:span><text:span text:style-name="T19"> <text:s text:c="2"/></text:span><text:span text:style-name="T16">CHAR</text:span><text:span text:style-name="T20">(50),</text:span></text:p>
      <text:p text:style-name="P37"><text:span text:style-name="T19"><text:s/></text:span><text:span text:style-name="T20">salary</text:span><text:span text:style-name="T19"> <text:s text:c="3"/></text:span><text:span text:style-name="T43">REAL</text:span><text:span text:style-name="T20">);</text:span></text:p>
      <text:p text:style-name="P10">מגדירה טבלה בשם <text:span text:style-name="T21">employees</text:span> עם חמש עמודות. ליד כל עמודה כתוב הטיפוס שלה וכן פרטים נוספים שנראה בהמשך. <text:span text:style-name="T44"><text:s text:c="2"/></text:span></text:p>
      <text:p text:style-name="P11">כדי להעביר פקודת SQL מתוך ג'אבה למאגר-נתונים, <text:span text:style-name="T46">צריך ליצור עצם מסוג "פקודה" (Statement):</text:span></text:p>
      <text:p text:style-name="P31"><text:span text:style-name="T20">Statement </text:span><text:span text:style-name="T32">stmt</text:span><text:span text:style-name="T20"> = </text:span><text:span text:style-name="T32">connection</text:span><text:span text:style-name="T20">.createStatement()</text:span></text:p>
      <text:p text:style-name="P12">גם אותו כדאי מאד ליצור בתוך בלוק try. <text:s/>במבנה זה משתמשים כדי לשלוח פקודות למאגר-הנתונים<text:span text:style-name="T47">, למשל:</text:span></text:p>
      <text:p text:style-name="P30"><text:span text:style-name="T32">stmt</text:span><text:span text:style-name="T20">.executeUpdate(</text:span></text:p>
      <text:p text:style-name="P37"><text:span text:style-name="T20"><text:tab/></text:span><text:span text:style-name="T27">"CREATE TABLE employees\n"</text:span><text:span text:style-name="T20"> + </text:span></text:p>
      <text:p text:style-name="P37"><text:span text:style-name="T20"><text:tab/></text:span><text:span text:style-name="T27">"(id <text:s text:c="7"/>INT PRIMARY KEY <text:s text:c="4"/>NOT NULL,\n"</text:span><text:span text:style-name="T20"> + </text:span></text:p>
      <text:p text:style-name="P37"><text:span text:style-name="T20"><text:tab/></text:span><text:span text:style-name="T27">" name <text:s text:c="5"/>TEXT <text:s text:c="3"/>NOT NULL,\n"</text:span><text:span text:style-name="T20"> + </text:span></text:p>
      <text:p text:style-name="P37"><text:span text:style-name="T20"><text:tab/></text:span><text:span text:style-name="T27">" age <text:s text:c="6"/>INT <text:s text:c="4"/>NOT NULL,\n"</text:span><text:span text:style-name="T20"> + </text:span></text:p>
      <text:p text:style-name="P37"><text:span text:style-name="T20"><text:tab/></text:span><text:span text:style-name="T27">" address <text:s text:c="2"/>CHAR(50),\n"</text:span><text:span text:style-name="T20"> + </text:span></text:p>
      <text:p text:style-name="P37"><text:span text:style-name="T20"><text:tab/></text:span><text:span text:style-name="T27">" salary <text:s text:c="3"/>REAL);\n"</text:span><text:span text:style-name="T20"> + </text:span></text:p>
      <text:p text:style-name="P37"><text:span text:style-name="T20"><text:tab/></text:span><text:span text:style-name="T27">""</text:span></text:p>
      <text:p text:style-name="P37"><text:span text:style-name="T20">);</text:span></text:p>
      <text:p text:style-name="P13"><text:span text:style-name="T2">הער</text:span><text:span text:style-name="T7">ה 1</text:span>: מומלץ מאד ליצור פקודות SQL בקובץ טקסט נפרד, ואז להעתיק אותן לתוך גרשיים בתוכנת ג'אבה. אם עובדים באקליפס, ההפרדה לשורות עם סימני + תיווצר אוטומטית.</text:p>
      <text:p text:style-name="P13"/>
      <text:p text:style-name="P16">כדי למחוק טבלה משתמשים בפעולת SQL:</text:p>
      <text:p text:style-name="P34"><text:span text:style-name="T16">DROP</text:span><text:span text:style-name="T19"> </text:span><text:span text:style-name="T16">TABLE</text:span><text:span text:style-name="T19"> </text:span><text:span text:style-name="T20">employees;</text:span></text:p>
      <text:p text:style-name="P16">ובג'אבה<text:span text:style-name="T49"> זה נראה כך:</text:span></text:p>
      <text:p text:style-name="P34"><text:span text:style-name="T32">stmt</text:span><text:span text:style-name="T20">.executeUpdate(</text:span><text:span text:style-name="T27">"DROP TABLE employees;"</text:span><text:span text:style-name="T20">);</text:span></text:p>
      <text:p text:style-name="P17"/>
      <text:p text:style-name="P18">פקודות נוספות ניתן למצוא בדוגמה DataDefinitionDemo.</text:p>
      <text:p text:style-name="P14"/>
      <text:p text:style-name="P23"><text:span text:style-name="T2">הערה 2</text:span>: ניתן לגשת למאגר-נתונים גם מחוץ לג'אבה. למשל, כדי לגשת למאגר-נתונים של סקלייט ניתן להוריד את התוכנה sqlitebrowser (לחלונות, מקינטוש או לינוקס) ולפתוח בעזרתה את הקובץ.<text:span text:style-name="T61"> התוכנה נותנת גם GUI וגם אפשרות להריץ פקודות SQL.</text:span></text:p>
      <text:p text:style-name="P15"/>
      <text:p text:style-name="P56">שלב <text:span text:style-name="T50">ד</text:span>: <text:span text:style-name="T50">שינוי נתונים</text:span></text:p>
      <text:p text:style-name="P50">אחרי שיצרנו טבלה, אנחנו יכולים להכניס ולהוציא ולעדכן בה שורות. <text:s/><text:span text:style-name="T45">תת-השפה של SQL האחראית לשינוי נתונים בטבלאות נקראת "שפת שינוי נתונים" - Data Manipulation Language. <text:s text:c="2"/></text:span>הפעולות הרלבנטיות הן: INSERT, DELETE, UPDATE. למשל:</text:p>
      <text:p text:style-name="P35"><text:span text:style-name="T16">INSERT</text:span><text:span text:style-name="T19"> </text:span><text:span text:style-name="T16">INTO</text:span><text:span text:style-name="T19"> </text:span><text:span text:style-name="T20">employees</text:span><text:span text:style-name="T19"> </text:span><text:span text:style-name="T20">(id,name,age,address,salary)</text:span></text:p>
      <text:p text:style-name="P37"><text:span text:style-name="T19"><text:s text:c="7"/></text:span><text:span text:style-name="T16">VALUES</text:span><text:span text:style-name="T19"> </text:span><text:span text:style-name="T20">(1,</text:span><text:span text:style-name="T19"> </text:span><text:span text:style-name="T51">'Paul'</text:span><text:span text:style-name="T20">,</text:span><text:span text:style-name="T19"> </text:span><text:span text:style-name="T20">32,</text:span><text:span text:style-name="T19"> </text:span><text:span text:style-name="T51">'California'</text:span><text:span text:style-name="T20">,</text:span><text:span text:style-name="T19"> </text:span><text:span text:style-name="T20">20000.00);</text:span></text:p>
      <text:p text:style-name="P35"/>
      <text:p text:style-name="P35"><text:span text:style-name="T16">DELETE</text:span><text:span text:style-name="T19"> </text:span><text:span text:style-name="T16">FROM</text:span><text:span text:style-name="T19"> </text:span><text:span text:style-name="T20">employees</text:span><text:span text:style-name="T19"> </text:span><text:span text:style-name="T16">WHERE</text:span><text:span text:style-name="T19"> </text:span><text:span text:style-name="T20">id</text:span><text:span text:style-name="T19"> </text:span><text:span text:style-name="T16">IN</text:span><text:span text:style-name="T19"> </text:span><text:span text:style-name="T20">(1,2,3,4);</text:span></text:p>
      <text:p text:style-name="P35"><text:span text:style-name="T20"/></text:p>
      <text:p text:style-name="P32"><text:span text:style-name="T16">UPDATE</text:span><text:span text:style-name="T19"> </text:span><text:span text:style-name="T20">employees</text:span><text:span text:style-name="T19"> </text:span><text:span text:style-name="T16">SET</text:span><text:span text:style-name="T19"> </text:span><text:span text:style-name="T20">salary=25000</text:span><text:span text:style-name="T19"> </text:span><text:span text:style-name="T16">WHERE</text:span><text:span text:style-name="T19"> </text:span><text:span text:style-name="T20">id=1</text:span><text:span text:style-name="T19"> </text:span><text:span text:style-name="T16">OR</text:span><text:span text:style-name="T19"> </text:span><text:span text:style-name="T20">id=3;</text:span></text:p>
      <text:p text:style-name="P19"/>
      <text:p text:style-name="P20">כשמריצים <text:span text:style-name="T33">stmt</text:span><text:span text:style-name="T22">.executeUpdate</text:span><text:span text:style-name="T23"> <text:s/>עם אחת הפעולות האלה, הערך המוחזר הוא מספר השורות שהשתנו (נכנסו / נמחקו / התעדכנו). <text:s text:c="2"/></text:span><text:span text:style-name="T52">לפרטים ראו בדוגמה DataManipulationDemo. </text:span></text:p>
      <text:p text:style-name="P20"/>
      <text:p text:style-name="P57">שלב <text:span text:style-name="T53">ה</text:span>: <text:span text:style-name="T53">קריאת נתונים</text:span></text:p>
      <text:p text:style-name="P51"><text:span text:style-name="T54">כדי לקרוא נתונים יש לבצע </text:span><text:span text:style-name="T6">שאילתות</text:span><text:span text:style-name="T55">. לשם כך משתמשים בתת-שפה של SQL המיועדת לשאילתות ונקראת Data Query Language. הפעולה העיקרית בשפה זו היא </text:span><text:span text:style-name="T17">SELECT</text:span><text:span text:style-name="T56">, הנה כמה דוגמאות:</text:span></text:p>
      <text:p text:style-name="P27"><text:span text:style-name="T18">SELECT</text:span><text:span text:style-name="T19"> </text:span><text:span text:style-name="T20">*</text:span><text:span text:style-name="T19"> </text:span><text:span text:style-name="T16">FROM</text:span><text:span text:style-name="T19"> </text:span><text:span text:style-name="T20">employees;</text:span></text:p>
      <text:p text:style-name="P37"><text:span text:style-name="T16">SELECT</text:span><text:span text:style-name="T19"> </text:span><text:span text:style-name="T20">id,name,age</text:span><text:span text:style-name="T19"> </text:span><text:span text:style-name="T16">FROM</text:span><text:span text:style-name="T19"> </text:span><text:span text:style-name="T20">employees</text:span><text:span text:style-name="T19"> </text:span><text:span text:style-name="T16">WHERE</text:span><text:span text:style-name="T19"> </text:span><text:span text:style-name="T20">id=1;</text:span></text:p>
      <text:p text:style-name="P37"><text:span text:style-name="T16">SELECT</text:span><text:span text:style-name="T19"> </text:span><text:span text:style-name="T20">name,age</text:span><text:span text:style-name="T19"> </text:span><text:span text:style-name="T16">FROM</text:span><text:span text:style-name="T19"> </text:span><text:span text:style-name="T20">employees</text:span><text:span text:style-name="T19"> </text:span><text:span text:style-name="T16">WHERE</text:span><text:span text:style-name="T19"> </text:span><text:span text:style-name="T20">salary&gt;=20000;</text:span></text:p>
      <text:p text:style-name="P27"><text:span text:style-name="T16">SELECT</text:span><text:span text:style-name="T19"> </text:span><text:span text:style-name="T57">MAX</text:span><text:span text:style-name="T20">(age)</text:span><text:span text:style-name="T19"> </text:span><text:span text:style-name="T16">FROM</text:span><text:span text:style-name="T19"> </text:span><text:span text:style-name="T20">employees</text:span><text:span text:style-name="T19"> </text:span><text:span text:style-name="T16">WHERE</text:span><text:span text:style-name="T19"> </text:span><text:span text:style-name="T20">salary&gt;=20000;</text:span></text:p>
      <text:p text:style-name="P21">שפת השאילתות של SQL היא עשירה ומשוכללת מאד ואפשר לבצע בה הרבה שאילתות מורכבות בשפה כמעט טבעית. כדי לבצע שאילתה מתוך ג'אבה, משתמשים ב-executeQuery:</text:p>
      <text:p text:style-name="P33"><text:span text:style-name="T20">ResultSet </text:span><text:span text:style-name="T32">rs</text:span><text:span text:style-name="T20"> = </text:span><text:span text:style-name="T32">stmt</text:span><text:span text:style-name="T20">.executeQuery(</text:span><text:span text:style-name="T27">"SELECT MAX(age) FROM employees WHERE salary&gt;=20000"</text:span><text:span text:style-name="T20">)</text:span></text:p>
      <text:p text:style-name="P21">שוב, מומלץ לשים את הפקודה בתוך בלוק try. <text:s text:c="2"/>תוצאת הפעולה היא עצם מסוג ResultSet. אפשר לעבור עליו בלולאת while<text:span text:style-name="T59">, למשל כך</text:span>:</text:p>
      <text:p text:style-name="P36"><text:span text:style-name="T16">while</text:span><text:span text:style-name="T20"> (</text:span><text:span text:style-name="T32">rs</text:span><text:span text:style-name="T20">.next()) {</text:span></text:p>
      <text:p text:style-name="P37"><text:span text:style-name="T20"><text:tab/>System.</text:span><text:span text:style-name="T58">out</text:span><text:span text:style-name="T20">.println(</text:span></text:p>
      <text:p text:style-name="P37"><text:span text:style-name="T20"><text:tab/><text:tab/></text:span><text:span text:style-name="T27">"id="</text:span><text:span text:style-name="T20"> + </text:span><text:span text:style-name="T32">rs</text:span><text:span text:style-name="T20">.getInt(</text:span><text:span text:style-name="T27">"id"</text:span><text:span text:style-name="T20">)+</text:span><text:span text:style-name="T27">" "</text:span><text:span text:style-name="T20">+</text:span></text:p>
      <text:p text:style-name="P37"><text:span text:style-name="T20"><text:tab/><text:tab/></text:span><text:span text:style-name="T27">"name="</text:span><text:span text:style-name="T20"> + </text:span><text:span text:style-name="T32">rs</text:span><text:span text:style-name="T20">.getString(</text:span><text:span text:style-name="T27">"name"</text:span><text:span text:style-name="T20">)+</text:span><text:span text:style-name="T27">" "</text:span><text:span text:style-name="T20">+</text:span></text:p>
      <text:p text:style-name="P37"><text:span text:style-name="T20"><text:tab/><text:tab/></text:span><text:span text:style-name="T27">"age="</text:span><text:span text:style-name="T20"> + </text:span><text:span text:style-name="T32">rs</text:span><text:span text:style-name="T20">.getInt(</text:span><text:span text:style-name="T27">"age"</text:span><text:span text:style-name="T20">)+</text:span><text:span text:style-name="T27">" "</text:span><text:span text:style-name="T20">+</text:span></text:p>
      <text:p text:style-name="P37"><text:span text:style-name="T20"><text:tab/><text:tab/></text:span><text:span text:style-name="T27">"address="</text:span><text:span text:style-name="T20"> + </text:span><text:span text:style-name="T32">rs</text:span><text:span text:style-name="T20">.getString(</text:span><text:span text:style-name="T27">"id"</text:span><text:span text:style-name="T20">)+</text:span><text:span text:style-name="T27">" "</text:span><text:span text:style-name="T20">+</text:span></text:p>
      <text:p text:style-name="P37"><text:span text:style-name="T20"><text:tab/><text:tab/></text:span><text:span text:style-name="T27">"salary="</text:span><text:span text:style-name="T20"> + </text:span><text:span text:style-name="T32">rs</text:span><text:span text:style-name="T20">.getFloat(</text:span><text:span text:style-name="T27">"salary"</text:span><text:span text:style-name="T20">));</text:span></text:p>
      <text:p text:style-name="P37"><text:span text:style-name="T20">}</text:span></text:p>
      <text:p text:style-name="P38"><text:span text:style-name="T20">לדוגמאות נוספות ראו בקובץ DataQueryDemo</text:span><text:span text:style-name="T24">.</text:span></text:p>
      <text:p text:style-name="P21"/>
      <text:p text:style-name="Heading_20_2">מקורות </text:p>
      <text:list xml:id="list8266422404126301554" text:style-name="L4">
        <text:list-item>
          <text:p text:style-name="P53">JDBC Create database example, Tutorials <text:s/>Point: https://www.tutorialspoint.com/jdbc/jdbc-create-database.htm</text:p>
        </text:list-item>
        <text:list-item>
          <text:p text:style-name="P53">SQLite Java, Tutorials <text:s/>Point: https://www.tutorialspoint.com/sqlite/sqlite_java.htm</text:p>
        </text:list-item>
        <text:list-item>
          <text:p text:style-name="P52">Java Database Connection: JDBC and MySQL, <text:span text:style-name="T48">Udemy </text:span>course:<text:span text:style-name="T8"> https://www.udemy.com/how-to-connect-java-jdbc-to-mysql/learn/v4/overview</text:span></text:p>
          <text:p text:style-name="P24"><text:line-break/></text:p>
        </text:list-item>
      </text:list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MP2" style:family="paragraph" style:parent-style-name="Footer">
      <style:paragraph-properties fo:text-align="center" style:justify-single-word="false"/>
      <style:text-properties officeooo:paragraph-rsid="02030ff5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ברוך ה’ חונן הדעת</text:span> 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2-30T23:52:50.844875500</dc:date>
    <meta:editing-duration>P6DT20H32M18S</meta:editing-duration>
    <meta:editing-cycles>634</meta:editing-cycles>
    <meta:document-statistic meta:table-count="0" meta:image-count="0" meta:object-count="0" meta:page-count="1" meta:paragraph-count="85" meta:word-count="889" meta:character-count="5983" meta:non-whitespace-character-count="5043"/>
  </office:meta>
</office:document-meta>
</file>